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fo:orphans="2" fo:widows="2"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fo:orphans="2" fo:widows="2"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helvetica neue" fo:font-size="15.75pt" fo:letter-spacing="normal" fo:font-style="normal" fo:font-weight="normal" loext:padding="0in" loext:border="none"/>
    </style:style>
    <style:style style:name="P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fo:text-align="center" style:justify-single-word="false" fo:orphans="2" fo:widows="2"/>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Standard">
      <style:paragraph-properties fo:margin-top="0in" fo:margin-bottom="0.1965in" style:contextual-spacing="false" fo:text-align="center" style:justify-single-word="false" fo:orphans="2" fo:widows="2"/>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text-transform="lowercase" fo:color="#222222" loext:opacity="100%" style:font-name="Consolas" fo:letter-spacing="normal" fo:font-style="normal" fo:font-weight="bold" loext:padding-left="0in" loext:padding-right="0in" loext:padding-top="0in" loext:padding-bottom="0.0193in" loext:border-left="none" loext:border-right="none" loext:border-top="none" loext:border-bottom="0.06pt solid #888888"/>
    </style:style>
    <style:style style:name="P11" style:family="paragraph" style:parent-style-name="Text_20_body">
      <style:paragraph-properties fo:margin-left="0.0102in" fo:margin-right="0.0102in" fo:margin-top="0.0102in" fo:margin-bottom="0.0102in" style:contextual-spacing="false" fo:line-height="110%" fo:orphans="2" fo:widows="2" fo:text-indent="0in" style:auto-text-indent="false"/>
      <style:text-properties fo:color="#888888" loext:opacity="100%" loext:padding="0.0311in" loext:border="0.06pt solid #b9b9b9"/>
    </style:style>
    <style:style style:name="T1" style:family="text">
      <style:text-properties fo:font-style="italic"/>
    </style:style>
    <style:style style:name="T2" style:family="text">
      <style:text-properties style:font-name="courier new" fo:font-size="11.25pt"/>
    </style:style>
    <style:style style:name="T3" style:family="text">
      <style:text-properties style:font-name="courier new" fo:font-size="11.25pt" style:text-underline-style="solid" style:text-underline-width="auto" style:text-underline-color="font-color" fo:font-weight="bold"/>
    </style:style>
    <style:style style:name="T4" style:family="text">
      <style:text-properties style:font-name="times new roman" fo:font-size="12.75pt"/>
    </style:style>
    <style:style style:name="T5" style:family="text">
      <style:text-properties style:font-name="times new roman" fo:font-size="12.75pt"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 Decoding</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Polycarp is mad about coding, that is why he writes Sveta encoded messages. He calls the <text:span text:style-name="T1">median letter</text:span> in a word the letter which is in the middle of the word. If the word's length is even, the median letter is the left of the two middle letters. In the following examples, the median letter is highlighted: <text:span text:style-name="T2">con</text:span><text:span text:style-name="T3">t</text:span><text:span text:style-name="T2">est</text:span>, <text:span text:style-name="T2">i</text:span><text:span text:style-name="T3">n</text:span><text:span text:style-name="T2">fo</text:span>. If the word consists of single letter, then according to above definition this letter is the median letter.</text:p>
      <text:p text:style-name="P7">Polycarp encodes each word in the following way: he writes down the median letter of the word, then deletes it and repeats the process until there are no letters left. For example, he encodes the word <text:span text:style-name="T2">volga</text:span> as <text:span text:style-name="T2">logva</text:span>.</text:p>
      <text:p text:style-name="P7">You are given an encoding <text:span text:style-name="T5">s</text:span> of some word, your task is to decode it.</text:p>
      <text:p text:style-name="P9">Input</text:p>
      <text:p text:style-name="P7">The first line contains a positive integer <text:span text:style-name="T5">n</text:span> (<text:span text:style-name="T4">1 ≤ </text:span><text:span text:style-name="T5">n</text:span><text:span text:style-name="T4"> ≤ 2000</text:span>) — the length of the encoded word.</text:p>
      <text:p text:style-name="P7">The second line contains the string <text:span text:style-name="T5">s</text:span> of length <text:span text:style-name="T5">n</text:span> consisting of lowercase English letters — the encoding.</text:p>
      <text:p text:style-name="P9">Output</text:p>
      <text:p text:style-name="P7">Print the word that Polycarp encoded.</text:p>
      <text:p text:style-name="P8">Examples</text:p>
      <text:p text:style-name="P10">input</text:p>
      <text:section text:style-name="Sect1" text:name="id00956875744398874">
        <text:p text:style-name="P11">Copy</text:p>
      </text:section>
      <text:p text:style-name="P1"><text:bookmark text:name="id0011234725649578547"/>5</text:p>
      <text:p text:style-name="P2">logva</text:p>
      <text:p text:style-name="P10">output</text:p>
      <text:section text:style-name="Sect1" text:name="id005400912598795291">
        <text:p text:style-name="P11">Copy</text:p>
      </text:section>
      <text:p text:style-name="P1"><text:bookmark text:name="id006394397372007712"/>volga</text:p>
      <text:p text:style-name="P10">input</text:p>
      <text:section text:style-name="Sect1" text:name="id0033563307166818435">
        <text:p text:style-name="P11">Copy</text:p>
      </text:section>
      <text:p text:style-name="P1"><text:bookmark text:name="id006037256361395191"/>2</text:p>
      <text:p text:style-name="P2">no</text:p>
      <text:p text:style-name="P10">output</text:p>
      <text:section text:style-name="Sect1" text:name="id005444715753747251">
        <text:p text:style-name="P11">Copy</text:p>
      </text:section>
      <text:p text:style-name="P1"><text:bookmark text:name="id0025936085591969027"/>no</text:p>
      <text:p text:style-name="P10">input</text:p>
      <text:section text:style-name="Sect1" text:name="id006314945447775844">
        <text:p text:style-name="P11">Copy</text:p>
      </text:section>
      <text:p text:style-name="P1"><text:bookmark text:name="id0010347924543564435"/>4</text:p>
      <text:p text:style-name="P2">abba</text:p>
      <text:p text:style-name="P10">output</text:p>
      <text:section text:style-name="Sect1" text:name="id0028507903573921034">
        <text:p text:style-name="P11">Copy</text:p>
      </text:section>
      <text:p text:style-name="P1"><text:bookmark text:name="id006833553412652702"/>baba</text:p>
      <text:p text:style-name="P9"><text:soft-page-break/>Note</text:p>
      <text:p text:style-name="P7">In the first example Polycarp encoded the word <text:span text:style-name="T2">volga</text:span>. At first, he wrote down the letter <text:span text:style-name="T2">l</text:span> from the position <text:span text:style-name="T4">3</text:span>, after that his word looked like <text:span text:style-name="T2">voga</text:span>. After that Polycarp wrote down the letter <text:span text:style-name="T2">o</text:span> from the position <text:span text:style-name="T4">2</text:span>, his word became <text:span text:style-name="T2">vga</text:span>. Then Polycarp wrote down the letter <text:span text:style-name="T2">g</text:span> which was at the second position, the word became <text:span text:style-name="T2">va</text:span>. Then he wrote down the letter <text:span text:style-name="T2">v</text:span>, then the letter <text:span text:style-name="T2">a</text:span>. Thus, the encoding looked like <text:span text:style-name="T2">logva</text:span>.</text:p>
      <text:p text:style-name="P7">In the second example Polycarp encoded the word <text:span text:style-name="T2">no</text:span>. He wrote down the letter <text:span text:style-name="T2">n</text:span>, the word became <text:span text:style-name="T2">o</text:span>, and he wrote down the letter <text:span text:style-name="T2">o</text:span>. Thus, in this example, the word and its encoding are the same.</text:p>
      <text:p text:style-name="P7">In the third example Polycarp encoded the word <text:span text:style-name="T2">baba</text:span>. At first, he wrote down the letter <text:span text:style-name="T2">a</text:span>, which was at the position <text:span text:style-name="T4">2</text:span>, after that the word looked like <text:span text:style-name="T2">bba</text:span>. Then he wrote down the letter <text:span text:style-name="T2">b</text:span>, which was at the position <text:span text:style-name="T4">2</text:span>, his word looked like <text:span text:style-name="T2">ba</text:span>. After that he wrote down the letter <text:span text:style-name="T2">b</text:span>, which was at the position <text:span text:style-name="T4">1</text:span>, the word looked like <text:span text:style-name="T2">a</text:span>, and he wrote down that letter <text:span text:style-name="T2">a</text:span>. Thus, the encoding is <text:span text:style-name="T2">abba</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2T20:53:06.553227216</dc:date>
    <meta:editing-duration>PT11S</meta:editing-duration>
    <meta:editing-cycles>1</meta:editing-cycles>
    <meta:document-statistic meta:table-count="0" meta:image-count="0" meta:object-count="0" meta:page-count="2" meta:paragraph-count="43" meta:word-count="413" meta:character-count="2172" meta:non-whitespace-character-count="1800"/>
  </office:meta>
</office:document-meta>
</file>